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59aee54" officeooo:paragraph-rsid="05e03c3c"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6085f35" officeooo:paragraph-rsid="05e03c3c" style:font-size-asian="14pt" style:font-weight-asian="bold" style:font-size-complex="14pt" style:font-weight-complex="bold"/>
    </style:style>
    <style:style style:name="P3" style:family="paragraph" style:parent-style-name="Standard" style:list-style-name="L1">
      <style:text-properties officeooo:paragraph-rsid="064b1250"/>
    </style:style>
    <style:style style:name="P4" style:family="paragraph" style:parent-style-name="Standard" style:list-style-name="L1">
      <style:text-properties officeooo:paragraph-rsid="0659bf80"/>
    </style:style>
    <style:style style:name="P5" style:family="paragraph" style:parent-style-name="Standard" style:list-style-name="L1">
      <style:text-properties officeooo:paragraph-rsid="065e427c"/>
    </style:style>
    <style:style style:name="P6" style:family="paragraph" style:parent-style-name="Standard" style:list-style-name="L1">
      <style:text-properties officeooo:rsid="03ce45d1" officeooo:paragraph-rsid="064b1250"/>
    </style:style>
    <style:style style:name="P7" style:family="paragraph" style:parent-style-name="Standard" style:list-style-name="L1">
      <style:text-properties officeooo:rsid="03ce45d1" officeooo:paragraph-rsid="065e427c"/>
    </style:style>
    <style:style style:name="T1" style:family="text">
      <style:text-properties fo:color="#000000" style:text-line-through-style="none" style:text-line-through-type="none" style:font-name="DejaVu Sans" fo:font-size="9pt" style:text-underline-style="none" fo:font-weight="normal" officeooo:rsid="062553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26a3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26f4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27be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28a0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2a1c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2ae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2cb1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2d88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2f41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30f8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3164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3220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3409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3611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3acd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3c5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3d2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3d52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3e68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3ffb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40e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454c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45b5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513e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51ad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539b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5428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7a4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c5a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ff0000" style:text-line-through-style="none" style:text-line-through-type="none" style:font-name="DejaVu Sans" fo:font-size="9pt" style:text-underline-style="none" fo:font-weight="bold" officeooo:rsid="079bd5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ff0000" style:text-line-through-style="none" style:text-line-through-type="none" style:font-name="DejaVu Sans" fo:font-size="9pt" style:text-underline-style="none" fo:font-weight="normal" officeooo:rsid="064d86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ff0000" style:text-line-through-style="none" style:text-line-through-type="none" style:font-name="DejaVu Sans" fo:font-size="9pt" style:text-underline-style="none" fo:font-weight="normal" officeooo:rsid="079cfc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ff0000" style:text-line-through-style="none" style:text-line-through-type="none" style:font-name="DejaVu Sans" fo:font-size="9pt" style:text-underline-style="none" fo:font-weight="normal" officeooo:rsid="079ea4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ff0000" style:text-line-through-style="none" style:text-line-through-type="none" style:font-name="DejaVu Sans" fo:font-size="9pt" style:text-underline-style="none" fo:font-weight="normal" officeooo:rsid="079d58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ff0000" style:text-line-through-style="none" style:text-line-through-type="none" style:font-name="DejaVu Sans" fo:font-size="9pt" style:text-underline-style="none" fo:font-weight="normal" officeooo:rsid="079f1e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ff0000" style:text-line-through-style="none" style:text-line-through-type="none" style:font-name="DejaVu Sans" fo:font-size="9pt" style:text-underline-style="none" fo:font-weight="normal" officeooo:rsid="07980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ff0000" style:text-line-through-style="none" style:text-line-through-type="none" style:font-name="DejaVu Sans" fo:font-size="9pt" style:text-underline-style="none" fo:font-weight="normal" officeooo:rsid="079987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ff0000" style:text-line-through-style="none" style:text-line-through-type="none" style:font-name="DejaVu Sans" fo:font-size="9pt" style:text-underline-style="none" fo:font-weight="normal" officeooo:rsid="079b11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ff0000" style:text-line-through-style="none" style:text-line-through-type="none" style:font-name="DejaVu Sans" fo:font-size="9pt" style:text-underline-style="none" fo:font-weight="normal" officeooo:rsid="07aeb4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ff0000" style:text-line-through-style="none" style:text-line-through-type="none" style:font-name="DejaVu Sans" fo:font-size="9pt" style:text-underline-style="none" fo:font-weight="normal" officeooo:rsid="079bd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font-weight="normal" officeooo:rsid="059b2b55" style:font-weight-asian="normal" style:font-weight-complex="normal"/>
    </style:style>
    <style:style style:name="T51" style:family="text">
      <style:text-properties fo:font-weight="normal" officeooo:rsid="06085f35"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ssanger</text:p>
      <text:p text:style-name="P1"><text:span text:style-name="T50">(</text:span><text:span text:style-name="T51">Facebook, Whatsapp, Signal</text:span><text:span text:style-name="T50">)</text:span></text:p>
      <text:list xml:id="list856363100642781065" text:style-name="L1">
        <text:list-item>
          <text:p text:style-name="P6"><text:span text:style-name="Source_20_Text"><text:span text:style-name="T31">Database design,</text:span></text:span></text:p>
          <text:list>
            <text:list-item>
              <text:p text:style-name="P6"><text:span text:style-name="Source_20_Text"><text:span text:style-name="T35">Important points about </text:span></text:span><text:span text:style-name="Source_20_Text"><text:span text:style-name="T37">nature of</text:span></text:span><text:span text:style-name="Source_20_Text"><text:span text:style-name="T35"> data,</text:span></text:span></text:p>
              <text:list>
                <text:list-item>
                  <text:p text:style-name="P3"><text:span text:style-name="Source_20_Text"><text:span text:style-name="T1">Client’s heartbeat and its server </text:span></text:span><text:span text:style-name="Source_20_Text"><text:span text:style-name="T30">node </text:span></text:span><text:span text:style-name="Source_20_Text"><text:span text:style-name="T1">connection information will be stored in redis: </text:span></text:span></text:p>
                  <text:p text:style-name="P3"><text:span text:style-name="Source_20_Text"><text:span text:style-name="T1">(user, server, heartbeatTime)</text:span></text:span></text:p>
                </text:list-item>
                <text:list-item>
                  <text:p text:style-name="P3"><text:span text:style-name="Source_20_Text"><text:span text:style-name="T1"/></text:span></text:p>
                </text:list-item>
              </text:list>
            </text:list-item>
            <text:list-item>
              <text:p text:style-name="P6"><text:span text:style-name="Source_20_Text"><text:span text:style-name="T36">identify the entities,</text:span></text:span></text:p>
              <text:list>
                <text:list-item>
                  <text:p text:style-name="P3"><text:span text:style-name="Source_20_Text"><text:span text:style-name="T2">UserTa</text:span></text:span><text:span text:style-name="Source_20_Text"><text:span text:style-name="T3">ble: </text:span></text:span><text:span text:style-name="Source_20_Text"><text:span text:style-name="T16">user’s general information </text:span></text:span><text:span text:style-name="Source_20_Text"><text:span text:style-name="T17">and his friend list,</text:span></text:span></text:p>
                </text:list-item>
                <text:list-item>
                  <text:p text:style-name="P3"><text:span text:style-name="Source_20_Text"><text:span text:style-name="T3">C</text:span></text:span><text:span text:style-name="Source_20_Text"><text:span text:style-name="T2">hattingUser</text:span></text:span><text:span text:style-name="Source_20_Text"><text:span text:style-name="T3">Table: </text:span></text:span><text:span text:style-name="Source_20_Text"><text:span text:style-name="T18">This table has information about chat between two users and their encryption key using which users encrypt and decrypt their chat messages.</text:span></text:span></text:p>
                </text:list-item>
                <text:list-item>
                  <text:p text:style-name="P3"><text:span text:style-name="Source_20_Text"><text:span text:style-name="T3">ConversationTable: </text:span></text:span><text:span text:style-name="Source_20_Text"><text:span text:style-name="T19">This table is used to store the messages with their details.</text:span></text:span></text:p>
                </text:list-item>
                <text:list-item>
                  <text:p text:style-name="P3"><text:span text:style-name="Source_20_Text"><text:span text:style-name="T3">UnreadTable: </text:span></text:span><text:span text:style-name="Source_20_Text"><text:span text:style-name="T20">This table is used to store the messages sent to the offline user</text:span></text:span><text:span text:style-name="Source_20_Text"><text:span text:style-name="T21">s</text:span></text:span><text:span text:style-name="Source_20_Text"><text:span text:style-name="T20">.</text:span></text:span></text:p>
                </text:list-item>
                <text:list-item>
                  <text:p text:style-name="P3"><text:span text:style-name="Source_20_Text"><text:span text:style-name="T4">ReadTable: </text:span></text:span><text:span text:style-name="Source_20_Text"><text:span text:style-name="T22">This table is used to store the read confirmation if the original sender of the message has gone offline.</text:span></text:span></text:p>
                </text:list-item>
              </text:list>
            </text:list-item>
            <text:list-item>
              <text:p text:style-name="P6"><text:span text:style-name="Source_20_Text"><text:span text:style-name="T32">B</text:span></text:span><text:span text:style-name="Source_20_Text"><text:span text:style-name="T33">asic d</text:span></text:span><text:span text:style-name="Source_20_Text"><text:span text:style-name="T34">atabase schema,</text:span></text:span></text:p>
              <text:list>
                <text:list-item>
                  <text:p text:style-name="P3"><text:span text:style-name="Source_20_Text"><text:span text:style-name="T5">UserTable(userId, userName, </text:span></text:span><text:span text:style-name="Source_20_Text"><text:span text:style-name="T7">encryptedP</text:span></text:span><text:span text:style-name="Source_20_Text"><text:span text:style-name="T6">assword, </text:span></text:span><text:span text:style-name="Source_20_Text"><text:span text:style-name="T8">phoneNo, </text:span></text:span><text:span text:style-name="Source_20_Text"><text:span text:style-name="T17">dob, </text:span></text:span><text:span text:style-name="Source_20_Text"><text:span text:style-name="T8">friendList</text:span></text:span><text:span text:style-name="Source_20_Text"><text:span text:style-name="T5">)</text:span></text:span></text:p>
                </text:list-item>
                <text:list-item>
                  <text:p text:style-name="P3"><text:span text:style-name="Source_20_Text"><text:span text:style-name="T8">ChattingUserTable((userId_1, userId_2), encryptionKey)</text:span></text:span></text:p>
                </text:list-item>
                <text:list-item>
                  <text:p text:style-name="P4"><text:span text:style-name="Source_20_Text"><text:span text:style-name="T9">ConservationTable(</text:span></text:span><text:span text:style-name="Source_20_Text"><text:span text:style-name="T26">messageId</text:span></text:span><text:span text:style-name="Source_20_Text"><text:span text:style-name="T11">, </text:span></text:span><text:span text:style-name="Source_20_Text"><text:span text:style-name="T29">isText,</text:span></text:span><text:span text:style-name="Source_20_Text"><text:span text:style-name="T10"> </text:span></text:span><text:span text:style-name="Source_20_Text"><text:span text:style-name="T28">message</text:span></text:span><text:span text:style-name="Source_20_Text"><text:span text:style-name="T26">, </text:span></text:span><text:span text:style-name="Source_20_Text"><text:span text:style-name="T25">from</text:span></text:span><text:span text:style-name="Source_20_Text"><text:span text:style-name="T27">User</text:span></text:span><text:span text:style-name="Source_20_Text"><text:span text:style-name="T10">, </text:span></text:span><text:span text:style-name="Source_20_Text"><text:span text:style-name="T25">to</text:span></text:span><text:span text:style-name="Source_20_Text"><text:span text:style-name="T27">User</text:span></text:span><text:span text:style-name="Source_20_Text"><text:span text:style-name="T10">, timeStamp</text:span></text:span><text:span text:style-name="Source_20_Text"><text:span text:style-name="T9">)</text:span></text:span></text:p>
                </text:list-item>
                <text:list-item>
                  <text:p text:style-name="P3"><text:span text:style-name="Source_20_Text"><text:span text:style-name="T11">UnreadTable </text:span></text:span><text:span text:style-name="Source_20_Text"><text:span text:style-name="T12">(</text:span></text:span><text:span text:style-name="Source_20_Text"><text:span text:style-name="T15">messageId, </text:span></text:span><text:span text:style-name="Source_20_Text"><text:span text:style-name="T12">fromUser, toUser, timeStamp)</text:span></text:span></text:p>
                </text:list-item>
                <text:list-item>
                  <text:p text:style-name="P3"><text:span text:style-name="Source_20_Text"><text:span text:style-name="T13">ReadTable(</text:span></text:span><text:span text:style-name="Source_20_Text"><text:span text:style-name="T14">messageId, </text:span></text:span><text:span text:style-name="Source_20_Text"><text:span text:style-name="T12">fromUser, toUser, timeStamp</text:span></text:span><text:span text:style-name="Source_20_Text"><text:span text:style-name="T13">)</text:span></text:span></text:p>
                </text:list-item>
              </text:list>
            </text:list-item>
            <text:list-item>
              <text:p text:style-name="P6"><text:span text:style-name="Source_20_Text"><text:span text:style-name="T36">identify the relations,</text:span></text:span></text:p>
              <text:p text:style-name="P3"><text:span text:style-name="Source_20_Text"><text:span text:style-name="T23">No relations</text:span></text:span></text:p>
            </text:list-item>
            <text:list-item>
              <text:p text:style-name="P6"><text:span text:style-name="Source_20_Text"><text:span text:style-name="T34">What type of database should we use?</text:span></text:span></text:p>
              <text:p text:style-name="P3"><text:span text:style-name="Source_20_Text"><text:span text:style-name="T24">Cassandra</text:span></text:span></text:p>
            </text:list-item>
            <text:list-item>
              <text:p text:style-name="P7"><text:span text:style-name="Source_20_Text"><text:span text:style-name="T35">Important points about </text:span></text:span><text:span text:style-name="Source_20_Text"><text:span text:style-name="T37">nature of</text:span></text:span><text:span text:style-name="Source_20_Text"><text:span text:style-name="T35"> data,</text:span></text:span></text:p>
              <text:list>
                <text:list-item>
                  <text:p text:style-name="P5"><text:span text:style-name="Source_20_Text"><text:span text:style-name="T1">Client’s heartbeat and its server </text:span></text:span><text:span text:style-name="Source_20_Text"><text:span text:style-name="T30">node </text:span></text:span><text:span text:style-name="Source_20_Text"><text:span text:style-name="T1">connection information will be stored in redis: </text:span></text:span></text:p>
                  <text:p text:style-name="P5"><text:span text:style-name="Source_20_Text"><text:span text:style-name="T1">(user, server, heartbeatTime)</text:span></text:span></text:p>
                </text:list-item>
                <text:list-item>
                  <text:p text:style-name="P5"><text:span text:style-name="Source_20_Text"><text:span text:style-name="T1"/></text:span></text:p>
                </text:list-item>
              </text:list>
              <text:p text:style-name="P5"><text:span text:style-name="Source_20_Text"><text:span text:style-name="T41">Whenever the chat server receives a new message, it needs to store it in the database. To do so, we have two options:</text:span></text:span></text:p>
              <text:p text:style-name="P5"><text:span text:style-name="Source_20_Text"><text:span text:style-name="T42">Start a separate thread, which will work with the database to store the message.</text:span></text:span></text:p>
              <text:p text:style-name="P5"><text:span text:style-name="Source_20_Text"><text:span text:style-name="T42">Send an asynchronous request to the database to store the message.</text:span></text:span></text:p>
              <text:p text:style-name="P5"><text:span text:style-name="Source_20_Text"><text:span text:style-name="T43">We have to keep certain things in mind while designing our database:</text:span></text:span></text:p>
              <text:p text:style-name="P5"><text:span text:style-name="Source_20_Text"><text:span text:style-name="T44">How to efficiently work with the database connection pool.</text:span></text:span></text:p>
              <text:p text:style-name="P5"><text:span text:style-name="Source_20_Text"><text:span text:style-name="T44">How to retry failed requests.</text:span></text:span></text:p>
              <text:p text:style-name="P5"><text:span text:style-name="Source_20_Text"><text:span text:style-name="T44">Where to log those requests that failed even after some retries.</text:span></text:span></text:p>
              <text:p text:style-name="P5"><text:span text:style-name="Source_20_Text"><text:span text:style-name="T44">How to retry these logged requests (that failed after the retry) when all the issues have resolved.</text:span></text:span></text:p>
            </text:list-item>
            <text:list-item>
              <text:p text:style-name="P5"><text:span text:style-name="Source_20_Text"><text:span text:style-name="T32">B</text:span></text:span><text:span text:style-name="Source_20_Text"><text:span text:style-name="T33">asic d</text:span></text:span><text:span text:style-name="Source_20_Text"><text:span text:style-name="T34">atabase schema,</text:span></text:span></text:p>
            </text:list-item>
            <text:list-item>
              <text:p text:style-name="P5"><text:span text:style-name="Source_20_Text"><text:span text:style-name="T36">identify the relations,</text:span></text:span></text:p>
            </text:list-item>
            <text:list-item>
              <text:p text:style-name="P5"><text:span text:style-name="Source_20_Text"><text:span text:style-name="T34">What type of database should we use?</text:span></text:span></text:p>
              <text:p text:style-name="P5"><text:span text:style-name="Source_20_Text"><text:span text:style-name="T45">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span></text:span></text:p>
              <text:p text:style-name="P5"><text:span text:style-name="Source_20_Text"><text:span text:style-name="T46"><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5"><text:span text:style-name="Source_20_Text"><text:span text:style-name="T47"><text:s text:c="8"/>Both of our requirements can be easily met with a wide-column database solution like HBase</text:span></text:span><text:span text:style-name="Source_20_Text"><text:span text:style-name="T48">, which supports quick small updates, and range based searches</text:span></text:span><text:span text:style-name="Source_20_Text"><text:span text:style-name="T47">.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5"><text:span text:style-name="Source_20_Text"><text:span text:style-name="T39">How should clients efficiently fetch data from the server?</text:span></text:span><text:span text:style-name="Source_20_Text"><text:span text:style-name="T49"> Clients should paginate while fetching data from the server. Page size could be different for different clients, e.g., cell phones have smaller screens, so we need a fewer number of message/conversations in the viewport.</text:span></text:span></text:p>
            </text:list-item>
          </text:list>
        </text:list-item>
        <text:list-item>
          <text:p text:style-name="P5"><text:soft-page-break/><text:span text:style-name="Source_20_Text"><text:span text:style-name="T40">ab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5-25T05:27:44.097908489</dc:date>
    <meta:editing-duration>P23DT1H35M13S</meta:editing-duration>
    <meta:editing-cycles>1526</meta:editing-cycles>
    <meta:document-statistic meta:table-count="0" meta:image-count="0" meta:object-count="0" meta:page-count="2" meta:paragraph-count="43" meta:word-count="565" meta:character-count="3512" meta:non-whitespace-character-count="2995"/>
  </office:meta>
</office:document-meta>
</file>